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04cm" svg:height="2.005cm" svg:x="4.937cm" svg:y="2.778cm">
          <text:p text:style-name="P1"><text:span text:style-name="T1">Heat local</text:span></text:p>
          <text:p text:style-name="P1"><text:span text:style-name="T1">Metadata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3" draw:id="id3" draw:layer="layout" svg:width="4.196cm" svg:height="2.006cm" svg:x="11.396cm" svg:y="2.778cm">
          <text:p text:style-name="P1"><text:span text:style-name="T1">EC2 meta-data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196cm" svg:height="2.006cm" svg:x="19.791cm" svg:y="2.778cm">
          <text:p text:style-name="P1"><text:span text:style-name="T1">Heat Metadata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196cm" svg:height="2.005cm" svg:x="11.396cm" svg:y="7.189cm">
          <text:p text:style-name="P2"><text:span text:style-name="T1">os-collect-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196cm" svg:height="2.006cm" svg:x="11.401cm" svg:y="10.922cm">
          <text:p text:style-name="P2"><text:span text:style-name="T1">os-refresh-config</text:span></text:p>
          <text:p text:style-name="P2"><text:span text:style-name="T1">(+ scrip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905cm" svg:height="2.005cm" svg:x="20.193cm" svg:y="10.933cm">
          <text:p text:style-name="P2"><text:span text:style-name="T1">Local Metadata</text:span></text:p>
          <text:p text:style-name="P2"><text:span text:style-name="T1">Cache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7" draw:id="id7" draw:layer="layout" svg:width="4.196cm" svg:height="2.006cm" svg:x="11.401cm" svg:y="15.13cm">
          <text:p text:style-name="P2"><text:span text:style-name="T1">os-apply-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904cm" svg:height="2.005cm" svg:x="4.937cm" svg:y="15.131cm">
          <text:p text:style-name="P1"><text:span text:style-name="T1">In-image</text:span></text:p>
          <text:p text:style-name="P1"><text:span text:style-name="T1">templates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6.389cm" svg:y1="4.783cm" svg:x2="11.396cm" svg:y2="8.191cm" draw:start-shape="id1" draw:start-glue-point="7" draw:end-shape="id2" draw:end-glue-point="3" svg:d="m6389 4783v3408h5007" svg:viewBox="0 0 5008 3409">
          <text:p/>
        </draw:connector>
        <draw:connector draw:style-name="gr2" draw:text-style-name="P1" draw:layer="layout" svg:x1="13.494cm" svg:y1="4.784cm" svg:x2="13.494cm" svg:y2="7.189cm" draw:start-shape="id3" draw:start-glue-point="2" draw:end-shape="id2" draw:end-glue-point="0" svg:d="m13494 4784v2405" svg:viewBox="0 0 1 2406">
          <text:p/>
        </draw:connector>
        <draw:connector draw:style-name="gr2" draw:text-style-name="P1" draw:layer="layout" svg:x1="21.889cm" svg:y1="4.784cm" svg:x2="13.494cm" svg:y2="7.189cm" draw:start-shape="id4" draw:start-glue-point="2" draw:end-shape="id2" svg:d="m21889 4784v1202h-8395v1203" svg:viewBox="0 0 8396 2406">
          <text:p/>
        </draw:connector>
        <draw:connector draw:style-name="gr2" draw:text-style-name="P1" draw:layer="layout" svg:x1="15.592cm" svg:y1="8.191cm" svg:x2="21.646cm" svg:y2="10.933cm" draw:start-shape="id2" draw:start-glue-point="1" draw:end-shape="id5" draw:end-glue-point="5" svg:d="m15592 8191h6054v2742" svg:viewBox="0 0 6055 2743">
          <text:p/>
        </draw:connector>
        <draw:connector draw:style-name="gr2" draw:text-style-name="P1" draw:layer="layout" svg:x1="13.494cm" svg:y1="9.194cm" svg:x2="13.499cm" svg:y2="10.922cm" draw:start-shape="id2" draw:start-glue-point="2" draw:end-shape="id6" draw:end-glue-point="0" svg:d="m13494 9194v864h5v864" svg:viewBox="0 0 6 1729">
          <text:p/>
        </draw:connector>
        <draw:connector draw:style-name="gr2" draw:text-style-name="P1" draw:layer="layout" svg:x1="13.499cm" svg:y1="12.928cm" svg:x2="13.499cm" svg:y2="15.13cm" draw:start-shape="id6" draw:start-glue-point="2" draw:end-shape="id7" draw:end-glue-point="0" svg:d="m13499 12928v2202" svg:viewBox="0 0 1 2203">
          <text:p/>
        </draw:connector>
        <draw:connector draw:style-name="gr2" draw:text-style-name="P1" draw:layer="layout" draw:type="line" svg:x1="7.841cm" svg:y1="16.134cm" svg:x2="11.401cm" svg:y2="16.133cm" draw:start-shape="id8" draw:start-glue-point="8" draw:end-shape="id7" svg:d="m7841 16134 3560-1" svg:viewBox="0 0 3561 2">
          <text:p/>
        </draw:connector>
        <draw:g xml:id="id9" draw:id="id9">
          <draw:custom-shape draw:style-name="gr1" draw:text-style-name="P2" draw:layer="layout" svg:width="2.905cm" svg:height="2.005cm" svg:x="18.133cm" svg:y="16.421cm">
            <text:p text:style-name="P2"><text:span text:style-name="T1"/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2" draw:layer="layout" svg:width="2.905cm" svg:height="2.005cm" svg:x="18.571cm" svg:y="16.663cm">
            <text:p text:style-name="P2"><text:span text:style-name="T1"/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2" draw:layer="layout" svg:width="2.905cm" svg:height="2.005cm" svg:x="19.006cm" svg:y="16.902cm">
            <text:p text:style-name="P2"><text:span text:style-name="T1"/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3" draw:layer="layout" svg:width="3.076cm" svg:height="0.729cm" svg:x="18.879cm" svg:y="17.41cm">
            <draw:text-box>
              <text:p><text:span text:style-name="T1">Local Configs</text:span></text:p>
            </draw:text-box>
          </draw:frame>
        </draw:g>
        <draw:connector draw:style-name="gr2" draw:text-style-name="P1" draw:layer="layout" svg:x1="13.499cm" svg:y1="17.136cm" svg:x2="18.133cm" svg:y2="17.664cm" draw:start-shape="id7" draw:start-glue-point="2" draw:end-shape="id9" svg:d="m13499 17136v528h4634" svg:viewBox="0 0 4635 529">
          <text:p/>
        </draw:connector>
        <draw:custom-shape draw:style-name="gr1" draw:text-style-name="P2" xml:id="id10" draw:id="id10" draw:layer="layout" svg:width="4.196cm" svg:height="2.006cm" svg:x="4.556cm" svg:y="10.922cm">
          <text:p text:style-name="P2"><text:span text:style-name="T1">ephemeral system</text:span></text:p>
          <text:p text:style-name="P2"><text:span text:style-name="T1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401cm" svg:y1="11.925cm" svg:x2="8.752cm" svg:y2="11.925cm" draw:start-shape="id6" draw:start-glue-point="3" draw:end-shape="id10" draw:end-glue-point="1" svg:d="m11401 11925h-2649" svg:viewBox="0 0 2650 1">
          <text:p/>
        </draw:connector>
        <draw:connector draw:style-name="gr2" draw:text-style-name="P1" draw:layer="layout" draw:type="line" svg:x1="21.646cm" svg:y1="12.938cm" svg:x2="15.597cm" svg:y2="16.133cm" draw:start-shape="id5" draw:start-glue-point="7" draw:end-shape="id7" svg:d="m21646 12938-6049 3195" svg:viewBox="0 0 6050 3196">
          <text:p/>
        </draw:connector>
        <draw:connector draw:style-name="gr2" draw:text-style-name="P1" draw:layer="layout" draw:type="line" svg:x1="20.193cm" svg:y1="11.936cm" svg:x2="15.597cm" svg:y2="11.925cm" draw:start-shape="id5" draw:start-glue-point="6" draw:end-shape="id6" draw:end-glue-point="1" svg:d="m20193 11936-4596-11" svg:viewBox="0 0 4597 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int Byrum</meta:initial-creator>
    <meta:creation-date>2014-03-26T06:33:19.478331765</meta:creation-date>
    <dc:date>2014-03-26T08:47:36.936614900</dc:date>
    <dc:creator>Clint Byrum</dc:creator>
    <meta:editing-duration>PT1H59M3S</meta:editing-duration>
    <meta:editing-cycles>3</meta:editing-cycles>
    <meta:generator>LibreOffice/4.1.3.2$Linux_X86_64 LibreOffice_project/410m0$Build-2</meta:generator>
    <meta:document-statistic meta:object-count="25"/>
  </office:meta>
</office:document-meta>
</file>